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fe06" officeooo:paragraph-rsid="0016fe06"/>
    </style:style>
    <style:style style:name="P2" style:family="paragraph" style:parent-style-name="Standard">
      <style:paragraph-properties fo:text-align="center" style:justify-single-word="false"/>
      <style:text-properties fo:font-size="15pt" officeooo:rsid="0016fe06" officeooo:paragraph-rsid="0016fe06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16fe06" officeooo:paragraph-rsid="0016fe06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2pt" officeooo:rsid="0016fe06" officeooo:paragraph-rsid="0016fe0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8915b" officeooo:paragraph-rsid="0018915b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239d43" officeooo:paragraph-rsid="00239d43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b1b44" officeooo:paragraph-rsid="001b1b4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239d43" officeooo:paragraph-rsid="00239d43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24f2ad" officeooo:paragraph-rsid="0024f2ad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02a3fb8" officeooo:paragraph-rsid="002a3fb8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officeooo:rsid="00256de3" officeooo:paragraph-rsid="0024f2ad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officeooo:rsid="00256de3" officeooo:paragraph-rsid="0027e3ef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officeooo:rsid="00256de3" officeooo:paragraph-rsid="00288ada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officeooo:rsid="0027e3ef" officeooo:paragraph-rsid="0024f2ad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officeooo:rsid="0027e3ef" officeooo:paragraph-rsid="0027e3ef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officeooo:rsid="0027e3ef" officeooo:paragraph-rsid="00288ada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officeooo:rsid="00288ada" officeooo:paragraph-rsid="00288ada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officeooo:rsid="002abdd9" officeooo:paragraph-rsid="002abdd9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0b7a4" officeooo:paragraph-rsid="0024ee8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20pt" officeooo:rsid="0016fe06" officeooo:paragraph-rsid="0016fe06" style:font-size-asian="20pt" style:font-size-complex="20pt"/>
    </style:style>
    <style:style style:name="P21" style:family="paragraph" style:parent-style-name="Standard">
      <style:paragraph-properties fo:text-align="start" style:justify-single-word="false"/>
      <style:text-properties officeooo:paragraph-rsid="00239d43"/>
    </style:style>
    <style:style style:name="P22" style:family="paragraph" style:parent-style-name="Standard">
      <style:paragraph-properties fo:text-align="start" style:justify-single-word="false"/>
      <style:text-properties officeooo:paragraph-rsid="0024ee8b"/>
    </style:style>
    <style:style style:name="P23" style:family="paragraph" style:parent-style-name="Standard">
      <style:paragraph-properties fo:text-align="start" style:justify-single-word="false"/>
      <style:text-properties officeooo:paragraph-rsid="0024f2ad"/>
    </style:style>
    <style:style style:name="P24" style:family="paragraph" style:parent-style-name="Standard">
      <style:paragraph-properties fo:text-align="start" style:justify-single-word="false"/>
      <style:text-properties officeooo:paragraph-rsid="0027e3ef"/>
    </style:style>
    <style:style style:name="P25" style:family="paragraph" style:parent-style-name="Standard">
      <style:paragraph-properties fo:text-align="start" style:justify-single-word="false"/>
      <style:text-properties officeooo:paragraph-rsid="00288ada"/>
    </style:style>
    <style:style style:name="P26" style:family="paragraph" style:parent-style-name="Standard">
      <style:paragraph-properties fo:text-align="start" style:justify-single-word="false"/>
      <style:text-properties fo:font-size="14pt" officeooo:rsid="001b1b44" officeooo:paragraph-rsid="001b1b44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3pt" fo:font-weight="normal" officeooo:rsid="001b1b44" officeooo:paragraph-rsid="001b1b44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margin-top="0.101cm" fo:margin-bottom="0.101cm" loext:contextual-spacing="false" fo:text-align="end" style:justify-single-word="false" fo:break-before="page"/>
      <style:text-properties fo:font-size="15pt" fo:font-weight="normal" officeooo:rsid="001b1b44" officeooo:paragraph-rsid="001b1b44" style:font-size-asian="15pt" style:font-weight-asian="normal" style:font-size-complex="15pt" style:font-weight-complex="normal"/>
    </style:style>
    <style:style style:name="P29" style:family="paragraph" style:parent-style-name="Standard">
      <style:paragraph-properties fo:margin-top="0.101cm" fo:margin-bottom="0.101cm" loext:contextual-spacing="false" fo:text-align="end" style:justify-single-word="false" fo:break-before="page"/>
      <style:text-properties fo:font-size="15pt" fo:font-weight="normal" officeooo:rsid="001e73e6" officeooo:paragraph-rsid="001e73e6" style:font-size-asian="13.1000003814697pt" style:font-weight-asian="normal" style:font-size-complex="15pt" style:font-weight-complex="normal"/>
    </style:style>
    <style:style style:name="P30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2pt" fo:font-weight="normal" officeooo:rsid="001b1b44" officeooo:paragraph-rsid="001b1b44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2pt" fo:font-weight="normal" officeooo:rsid="001b3e38" officeooo:paragraph-rsid="001b3e3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2pt" fo:font-weight="normal" officeooo:rsid="001b3e38" officeooo:paragraph-rsid="001d2302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2pt" fo:font-weight="normal" officeooo:rsid="0020b7a4" officeooo:paragraph-rsid="0020b7a4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2pt" fo:font-weight="normal" officeooo:rsid="0020b7a4" officeooo:paragraph-rsid="00223afb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2pt" fo:font-weight="normal" officeooo:rsid="001d2302" officeooo:paragraph-rsid="001e73e6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2pt" fo:font-weight="normal" officeooo:rsid="001e73e6" officeooo:paragraph-rsid="001e73e6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2pt" fo:font-weight="normal" officeooo:rsid="001eb03a" officeooo:paragraph-rsid="001e73e6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2pt" style:text-underline-style="none" fo:font-weight="normal" officeooo:rsid="001fa4db" officeooo:paragraph-rsid="001eb03a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2pt" style:text-underline-style="none" fo:font-weight="normal" officeooo:rsid="001fa4db" officeooo:paragraph-rsid="001fa4db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2pt" style:text-underline-style="none" fo:font-weight="normal" officeooo:rsid="0020b7a4" officeooo:paragraph-rsid="0020b7a4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margin-top="0.101cm" fo:margin-bottom="0.101cm" loext:contextual-spacing="false" fo:text-align="start" style:justify-single-word="false"/>
      <style:text-properties officeooo:rsid="001d2302" officeooo:paragraph-rsid="001d2302"/>
    </style:style>
    <style:style style:name="P42" style:family="paragraph" style:parent-style-name="Standard">
      <style:paragraph-properties fo:margin-top="0.101cm" fo:margin-bottom="0.101cm" loext:contextual-spacing="false" fo:text-align="start" style:justify-single-word="false"/>
      <style:text-properties officeooo:rsid="001e73e6" officeooo:paragraph-rsid="001e73e6"/>
    </style:style>
    <style:style style:name="P43" style:family="paragraph" style:parent-style-name="Standard">
      <style:paragraph-properties fo:margin-top="0.101cm" fo:margin-bottom="0.101cm" loext:contextual-spacing="false" fo:text-align="start" style:justify-single-word="false"/>
      <style:text-properties officeooo:rsid="001eb03a" officeooo:paragraph-rsid="001eb03a"/>
    </style:style>
    <style:style style:name="P44" style:family="paragraph" style:parent-style-name="Standard">
      <style:paragraph-properties fo:margin-top="0.101cm" fo:margin-bottom="0.101cm" loext:contextual-spacing="false" fo:text-align="start" style:justify-single-word="false"/>
      <style:text-properties style:text-underline-style="none" officeooo:rsid="001eb03a" officeooo:paragraph-rsid="001eb03a"/>
    </style:style>
    <style:style style:name="P45" style:family="paragraph" style:parent-style-name="Standard">
      <style:paragraph-properties fo:margin-top="0.101cm" fo:margin-bottom="0.101cm" loext:contextual-spacing="false" fo:text-align="start" style:justify-single-word="false"/>
      <style:text-properties style:text-underline-style="none" officeooo:rsid="001eb03a" officeooo:paragraph-rsid="0020b7a4"/>
    </style:style>
    <style:style style:name="P46" style:family="paragraph" style:parent-style-name="Standard">
      <style:paragraph-properties fo:margin-top="0.101cm" fo:margin-bottom="0.101cm" loext:contextual-spacing="false" fo:text-align="start" style:justify-single-word="false"/>
      <style:text-properties style:text-underline-style="none" officeooo:rsid="001eb03a" officeooo:paragraph-rsid="0024ee8b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2pt" officeooo:rsid="0016fe06" officeooo:paragraph-rsid="0016fe06" style:font-size-asian="10.5pt" style:font-size-complex="12pt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2pt" officeooo:rsid="0018915b" officeooo:paragraph-rsid="0018915b" style:font-size-asian="10.5pt" style:font-size-complex="12pt"/>
    </style:style>
    <style:style style:name="P49" style:family="paragraph" style:parent-style-name="Standard" style:list-style-name="L2">
      <style:paragraph-properties fo:text-align="start" style:justify-single-word="false"/>
      <style:text-properties fo:font-size="12pt" officeooo:rsid="001b1b44" officeooo:paragraph-rsid="001b1b44" style:font-size-asian="10.5pt" style:font-size-complex="12pt"/>
    </style:style>
    <style:style style:name="P50" style:family="paragraph" style:parent-style-name="Standard">
      <style:paragraph-properties fo:text-align="start" style:justify-single-word="false"/>
      <style:text-properties fo:font-size="12pt" style:text-underline-style="none" officeooo:rsid="002abdd9" officeooo:paragraph-rsid="002abdd9" style:font-size-asian="10.5pt" style:font-size-complex="12pt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none" officeooo:rsid="002abdd9" officeooo:paragraph-rsid="002eeda4" style:font-size-asian="10.5pt" style:font-size-complex="12pt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none" officeooo:rsid="002abdd9" officeooo:paragraph-rsid="002fa2e5" style:font-size-asian="10.5pt" style:font-size-complex="12pt"/>
    </style:style>
    <style:style style:name="P53" style:family="paragraph" style:parent-style-name="Standard">
      <style:paragraph-properties fo:text-align="start" style:justify-single-word="false"/>
      <style:text-properties fo:font-size="12pt" style:text-underline-style="none" officeooo:rsid="002cf6bb" officeooo:paragraph-rsid="002abdd9" style:font-size-asian="10.5pt" style:font-size-complex="12pt"/>
    </style:style>
    <style:style style:name="P54" style:family="paragraph" style:parent-style-name="Standard">
      <style:paragraph-properties fo:text-align="start" style:justify-single-word="false"/>
      <style:text-properties fo:font-size="12pt" style:text-underline-style="none" officeooo:rsid="002cf6bb" officeooo:paragraph-rsid="002cf6bb" style:font-size-asian="10.5pt" style:font-size-complex="12pt"/>
    </style:style>
    <style:style style:name="P55" style:family="paragraph" style:parent-style-name="Standard">
      <style:paragraph-properties fo:text-align="start" style:justify-single-word="false"/>
      <style:text-properties fo:font-size="12pt" style:text-underline-style="none" officeooo:rsid="002cf6bb" officeooo:paragraph-rsid="002eeda4" style:font-size-asian="10.5pt" style:font-size-complex="12pt"/>
    </style:style>
    <style:style style:name="P56" style:family="paragraph" style:parent-style-name="Standard">
      <style:paragraph-properties fo:text-align="start" style:justify-single-word="false"/>
      <style:text-properties fo:font-size="12pt" style:text-underline-style="none" officeooo:rsid="002cf6bb" officeooo:paragraph-rsid="002fa2e5" style:font-size-asian="10.5pt" style:font-size-complex="12pt"/>
    </style:style>
    <style:style style:name="P57" style:family="paragraph" style:parent-style-name="Standard">
      <style:paragraph-properties fo:text-align="start" style:justify-single-word="false"/>
      <style:text-properties fo:font-size="12pt" style:text-underline-style="none" officeooo:rsid="002eeda4" officeooo:paragraph-rsid="002eeda4" style:font-size-asian="10.5pt" style:font-size-complex="12pt"/>
    </style:style>
    <style:style style:name="P58" style:family="paragraph" style:parent-style-name="Standard">
      <style:paragraph-properties fo:text-align="start" style:justify-single-word="false"/>
      <style:text-properties fo:font-size="12pt" style:text-underline-style="none" officeooo:rsid="002a3fb8" officeooo:paragraph-rsid="002a3fb8" style:font-size-asian="10.5pt" style:font-size-complex="12pt"/>
    </style:style>
    <style:style style:name="P59" style:family="paragraph" style:parent-style-name="Standard">
      <style:paragraph-properties fo:text-align="start" style:justify-single-word="false"/>
      <style:text-properties fo:font-size="12pt" style:text-underline-style="none" officeooo:rsid="002fa2e5" officeooo:paragraph-rsid="002fa2e5" style:font-size-asian="10.5pt" style:font-size-complex="12pt"/>
    </style:style>
    <style:style style:name="P60" style:family="paragraph" style:parent-style-name="Standard">
      <style:paragraph-properties fo:text-align="start" style:justify-single-word="false"/>
      <style:text-properties fo:font-size="12pt" style:text-underline-style="none" officeooo:rsid="002ff691" officeooo:paragraph-rsid="002ff691" style:font-size-asian="10.5pt" style:font-size-complex="12pt"/>
    </style:style>
    <style:style style:name="P61" style:family="paragraph" style:parent-style-name="Standard" style:list-style-name="L3">
      <style:paragraph-properties fo:margin-top="0.101cm" fo:margin-bottom="0.101cm" loext:contextual-spacing="false" fo:text-align="start" style:justify-single-word="false"/>
      <style:text-properties fo:font-size="12pt" fo:font-weight="normal" officeooo:rsid="001b3e38" officeooo:paragraph-rsid="001b3e38" style:font-size-asian="10.5pt" style:font-weight-asian="normal" style:font-size-complex="12pt" style:font-weight-complex="normal"/>
    </style:style>
    <style:style style:name="P62" style:family="paragraph" style:parent-style-name="Standard" style:list-style-name="L4">
      <style:paragraph-properties fo:margin-top="0.101cm" fo:margin-bottom="0.101cm" loext:contextual-spacing="false" fo:text-align="start" style:justify-single-word="false"/>
      <style:text-properties fo:font-size="12pt" fo:font-weight="normal" officeooo:rsid="001b3e38" officeooo:paragraph-rsid="001b3e38" style:font-size-asian="10.5pt" style:font-weight-asian="normal" style:font-size-complex="12pt" style:font-weight-complex="normal"/>
    </style:style>
    <style:style style:name="P63" style:family="paragraph" style:parent-style-name="Standard" style:list-style-name="L4">
      <style:paragraph-properties fo:margin-top="0.101cm" fo:margin-bottom="0.101cm" loext:contextual-spacing="false" fo:text-align="start" style:justify-single-word="false"/>
      <style:text-properties fo:font-size="12pt" fo:font-weight="normal" officeooo:rsid="001d2302" officeooo:paragraph-rsid="001d2302" style:font-size-asian="10.5pt" style:font-weight-asian="normal" style:font-size-complex="12pt" style:font-weight-complex="normal"/>
    </style:style>
    <style:style style:name="P64" style:family="paragraph" style:parent-style-name="Standard" style:list-style-name="L5">
      <style:paragraph-properties fo:margin-top="0.101cm" fo:margin-bottom="0.101cm" loext:contextual-spacing="false" fo:text-align="start" style:justify-single-word="false"/>
      <style:text-properties fo:font-size="12pt" fo:font-weight="normal" officeooo:rsid="001d2302" officeooo:paragraph-rsid="001d2302" style:font-size-asian="10.5pt" style:font-weight-asian="normal" style:font-size-complex="12pt" style:font-weight-complex="normal"/>
    </style:style>
    <style:style style:name="P65" style:family="paragraph" style:parent-style-name="Standard" style:list-style-name="L6">
      <style:paragraph-properties fo:margin-top="0.101cm" fo:margin-bottom="0.101cm" loext:contextual-spacing="false" fo:text-align="start" style:justify-single-word="false"/>
      <style:text-properties fo:font-size="12pt" fo:font-weight="normal" officeooo:rsid="001d2302" officeooo:paragraph-rsid="001d2302" style:font-size-asian="10.5pt" style:font-weight-asian="normal" style:font-size-complex="12pt" style:font-weight-complex="normal"/>
    </style:style>
    <style:style style:name="P66" style:family="paragraph" style:parent-style-name="Standard" style:list-style-name="L7">
      <style:paragraph-properties fo:margin-top="0.101cm" fo:margin-bottom="0.101cm" loext:contextual-spacing="false" fo:text-align="start" style:justify-single-word="false"/>
      <style:text-properties fo:font-size="12pt" fo:font-weight="normal" officeooo:rsid="001d2302" officeooo:paragraph-rsid="001e73e6" style:font-size-asian="10.5pt" style:font-weight-asian="normal" style:font-size-complex="12pt" style:font-weight-complex="normal"/>
    </style:style>
    <style:style style:name="P67" style:family="paragraph" style:parent-style-name="Standard" style:list-style-name="L8">
      <style:paragraph-properties fo:margin-top="0.101cm" fo:margin-bottom="0.101cm" loext:contextual-spacing="false" fo:text-align="start" style:justify-single-word="false"/>
      <style:text-properties fo:font-size="12pt" fo:font-weight="normal" officeooo:rsid="001d2302" officeooo:paragraph-rsid="001e73e6" style:font-size-asian="10.5pt" style:font-weight-asian="normal" style:font-size-complex="12pt" style:font-weight-complex="normal"/>
    </style:style>
    <style:style style:name="P68" style:family="paragraph" style:parent-style-name="Standard" style:list-style-name="L7">
      <style:paragraph-properties fo:margin-top="0.101cm" fo:margin-bottom="0.101cm" loext:contextual-spacing="false" fo:text-align="start" style:justify-single-word="false"/>
      <style:text-properties fo:font-size="12pt" fo:font-weight="normal" officeooo:rsid="001e73e6" officeooo:paragraph-rsid="001e73e6" style:font-size-asian="10.5pt" style:font-weight-asian="normal" style:font-size-complex="12pt" style:font-weight-complex="normal"/>
    </style:style>
    <style:style style:name="P69" style:family="paragraph" style:parent-style-name="Standard" style:list-style-name="L7">
      <style:paragraph-properties fo:margin-top="0.101cm" fo:margin-bottom="0.101cm" loext:contextual-spacing="false" fo:text-align="start" style:justify-single-word="false"/>
      <style:text-properties fo:font-size="12pt" style:text-underline-style="solid" style:text-underline-width="auto" style:text-underline-color="font-color" fo:font-weight="normal" officeooo:rsid="001e73e6" officeooo:paragraph-rsid="001e73e6" style:font-size-asian="10.5pt" style:font-weight-asian="normal" style:font-size-complex="12pt" style:font-weight-complex="normal"/>
    </style:style>
    <style:style style:name="P70" style:family="paragraph" style:parent-style-name="Standard" style:list-style-name="L5">
      <style:paragraph-properties fo:margin-top="0.101cm" fo:margin-bottom="0.101cm" loext:contextual-spacing="false" fo:text-align="start" style:justify-single-word="false"/>
      <style:text-properties officeooo:paragraph-rsid="001d2302"/>
    </style:style>
    <style:style style:name="P71" style:family="paragraph" style:parent-style-name="Standard" style:list-style-name="L7">
      <style:paragraph-properties fo:margin-top="0.101cm" fo:margin-bottom="0.101cm" loext:contextual-spacing="false" fo:text-align="start" style:justify-single-word="false"/>
      <style:text-properties officeooo:paragraph-rsid="001e73e6"/>
    </style:style>
    <style:style style:name="P72" style:family="paragraph" style:parent-style-name="Standard" style:list-style-name="L5">
      <style:paragraph-properties fo:margin-top="0.101cm" fo:margin-bottom="0.101cm" loext:contextual-spacing="false" fo:text-align="start" style:justify-single-word="false"/>
      <style:text-properties officeooo:rsid="001d2302" officeooo:paragraph-rsid="001d2302"/>
    </style:style>
    <style:style style:name="P73" style:family="paragraph" style:parent-style-name="Standard" style:list-style-name="L7">
      <style:paragraph-properties fo:margin-top="0.101cm" fo:margin-bottom="0.101cm" loext:contextual-spacing="false" fo:text-align="start" style:justify-single-word="false"/>
      <style:text-properties officeooo:rsid="001d2302" officeooo:paragraph-rsid="001e73e6"/>
    </style:style>
    <style:style style:name="P74" style:family="paragraph" style:parent-style-name="Standard" style:list-style-name="L8">
      <style:paragraph-properties fo:margin-top="0.101cm" fo:margin-bottom="0.101cm" loext:contextual-spacing="false" fo:text-align="start" style:justify-single-word="false"/>
      <style:text-properties officeooo:rsid="001d2302" officeooo:paragraph-rsid="001e73e6"/>
    </style:style>
    <style:style style:name="P75" style:family="paragraph" style:parent-style-name="Standard" style:list-style-name="L6">
      <style:paragraph-properties fo:margin-top="0.101cm" fo:margin-bottom="0.101cm" loext:contextual-spacing="false" fo:text-align="start" style:justify-single-word="false"/>
      <style:text-properties officeooo:rsid="001b3e38" officeooo:paragraph-rsid="001d2302"/>
    </style:style>
    <style:style style:name="P76" style:family="paragraph" style:parent-style-name="Standard" style:list-style-name="L8">
      <style:paragraph-properties fo:margin-top="0.101cm" fo:margin-bottom="0.101cm" loext:contextual-spacing="false" fo:text-align="start" style:justify-single-word="false"/>
      <style:text-properties officeooo:rsid="001b3e38" officeooo:paragraph-rsid="001e73e6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1b1b44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b3e38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d2302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e73e6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eb03a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fa4db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0b7a4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4ee8b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c681d" style:font-size-asian="10.5pt" style:font-weight-asian="normal" style:font-size-complex="12pt" style:font-weight-complex="normal"/>
    </style:style>
    <style:style style:name="T12" style:family="text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13" style:family="text">
      <style:text-properties fo:font-size="12pt" style:text-underline-style="solid" style:text-underline-width="auto" style:text-underline-color="font-color" fo:font-weight="normal" officeooo:rsid="001e73e6" style:font-size-asian="10.5pt" style:font-weight-asian="normal" style:font-size-complex="12pt" style:font-weight-complex="normal"/>
    </style:style>
    <style:style style:name="T14" style:family="text">
      <style:text-properties fo:font-size="12pt" style:text-underline-style="solid" style:text-underline-width="auto" style:text-underline-color="font-color" fo:font-weight="normal" officeooo:rsid="001eb03a" style:font-size-asian="10.5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1fa4db" style:font-size-asian="10.5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officeooo:rsid="0020b7a4" style:font-size-asian="10.5pt" style:font-weight-asian="normal" style:font-size-complex="12pt" style:font-weight-complex="normal"/>
    </style:style>
    <style:style style:name="T17" style:family="text">
      <style:text-properties fo:font-size="12pt" style:text-underline-style="none" fo:font-weight="normal" officeooo:rsid="0024ee8b" style:font-size-asian="10.5pt" style:font-weight-asian="normal" style:font-size-complex="12pt" style:font-weight-complex="normal"/>
    </style:style>
    <style:style style:name="T18" style:family="text">
      <style:text-properties fo:font-size="12pt" style:text-underline-style="none" fo:font-weight="normal" officeooo:rsid="002c681d" style:font-size-asian="10.5pt" style:font-weight-asian="normal" style:font-size-complex="12pt" style:font-weight-complex="normal"/>
    </style:style>
    <style:style style:name="T19" style:family="text">
      <style:text-properties fo:font-size="12pt" style:text-underline-style="none" officeooo:rsid="0024ee8b" style:font-size-asian="10.5pt" style:font-size-complex="12pt"/>
    </style:style>
    <style:style style:name="T20" style:family="text">
      <style:text-properties fo:font-size="12pt" style:text-underline-style="none" officeooo:rsid="0024f2ad" style:font-size-asian="10.5pt" style:font-size-complex="12pt"/>
    </style:style>
    <style:style style:name="T21" style:family="text">
      <style:text-properties fo:font-size="12pt" style:text-underline-style="none" officeooo:rsid="00256de3" style:font-size-asian="10.5pt" style:font-size-complex="12pt"/>
    </style:style>
    <style:style style:name="T22" style:family="text">
      <style:text-properties fo:font-size="12pt" style:text-underline-style="none" officeooo:rsid="00273563" style:font-size-asian="10.5pt" style:font-size-complex="12pt"/>
    </style:style>
    <style:style style:name="T23" style:family="text">
      <style:text-properties fo:font-size="12pt" style:text-underline-style="none" officeooo:rsid="0027e3ef" style:font-size-asian="10.5pt" style:font-size-complex="12pt"/>
    </style:style>
    <style:style style:name="T24" style:family="text">
      <style:text-properties fo:font-size="12pt" style:text-underline-style="none" officeooo:rsid="00288ada" style:font-size-asian="10.5pt" style:font-size-complex="12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2e3357"/>
    </style:style>
    <style:style style:name="T27" style:family="text">
      <style:text-properties style:text-underline-style="solid" style:text-underline-width="auto" style:text-underline-color="font-color" officeooo:rsid="002eeda4"/>
    </style:style>
    <style:style style:name="T28" style:family="text">
      <style:text-properties style:text-underline-style="solid" style:text-underline-width="auto" style:text-underline-color="font-color" officeooo:rsid="002fa2e5"/>
    </style:style>
    <style:style style:name="T29" style:family="text">
      <style:text-properties style:text-underline-style="solid" style:text-underline-width="auto" style:text-underline-color="font-color" officeooo:rsid="002ff691"/>
    </style:style>
    <style:style style:name="T30" style:family="text">
      <style:text-properties officeooo:rsid="00223afb"/>
    </style:style>
    <style:style style:name="T31" style:family="text">
      <style:text-properties officeooo:rsid="00239d43"/>
    </style:style>
    <style:style style:name="T32" style:family="text">
      <style:text-properties officeooo:rsid="0024ee8b"/>
    </style:style>
    <style:style style:name="T33" style:family="text">
      <style:text-properties officeooo:rsid="00256de3"/>
    </style:style>
    <style:style style:name="T34" style:family="text">
      <style:text-properties officeooo:rsid="00273563"/>
    </style:style>
    <style:style style:name="T35" style:family="text">
      <style:text-properties officeooo:rsid="002b38e6"/>
    </style:style>
    <style:style style:name="T36" style:family="text">
      <style:text-properties officeooo:rsid="002e3357"/>
    </style:style>
    <style:style style:name="T37" style:family="text">
      <style:text-properties officeooo:rsid="002eeda4"/>
    </style:style>
    <style:style style:name="T38" style:family="text">
      <style:text-properties officeooo:rsid="002fa2e5"/>
    </style:style>
    <style:style style:name="T39" style:family="text">
      <style:text-properties officeooo:rsid="002ff6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0"/>
      <text:p text:style-name="P20"/>
      <text:p text:style-name="P1"><text:span text:style-name="T1">UNIVERSIDAD NACIONAL AUTÓNOMA DE MÉXICO</text:span> </text:p>
      <text:p text:style-name="P1"/>
      <text:p text:style-name="P2">FUNDAMENTOS DE PROGRAMACIÓN</text:p>
      <text:p text:style-name="P2">SEMESTRE:2022-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2">Identificación de los problemas</text:span>.</text:p>
      <text:p text:style-name="P4">El programa pretendemos que realice las siguientes funciones:</text:p>
      <text:list xml:id="list3787302399" text:style-name="L1">
        <text:list-item>
          <text:p text:style-name="P47">Convertir de binario a decimal y viceversa.</text:p>
        </text:list-item>
        <text:list-item>
          <text:p text:style-name="P48">Convertir de octal a decimal y viceversa.</text:p>
        </text:list-item>
        <text:list-item>
          <text:p text:style-name="P48">Convertir de hexadecimal a decimal y viceversa.</text:p>
        </text:list-item>
        <text:list-item>
          <text:p text:style-name="P48">Convertir de octal a binario y viceversa.</text:p>
        </text:list-item>
        <text:list-item>
          <text:p text:style-name="P48">Convertir de hexadecimal a binario <text:span text:style-name="T2">y </text:span>viceversa.</text:p>
        </text:list-item>
      </text:list>
      <text:p text:style-name="P5">He incluya un menú básico para su navegación y uso.</text:p>
      <text:p text:style-name="P5"/>
      <text:p text:style-name="P26">PROCESO.</text:p>
      <text:p text:style-name="P26"/>
      <text:list xml:id="list2501163268" text:style-name="L2">
        <text:list-item>
          <text:p text:style-name="P49">Redacción y análisis de cada problema con lenguaje coloquial.</text:p>
        </text:list-item>
        <text:list-item>
          <text:p text:style-name="P49">Desarrollo de pseudocodigo para cada problema.</text:p>
        </text:list-item>
        <text:list-item>
          <text:p text:style-name="P49">Creación de la firma de las funciones.</text:p>
        </text:list-item>
        <text:list-item>
          <text:p text:style-name="P49">Desarrollo de cada función.</text:p>
        </text:list-item>
        <text:list-item>
          <text:p text:style-name="P49">Comprobación de cada función por separado.</text:p>
        </text:list-item>
        <text:list-item>
          <text:p text:style-name="P49">Unificación.</text:p>
        </text:list-item>
        <text:list-item>
          <text:p text:style-name="P49">Test general</text:p>
        </text:list-item>
        <text:list-item>
          <text:p text:style-name="P49">Fin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Análisis y Redacción coloquial.</text:p>
      <text:p text:style-name="P30"><text:tab/><text:span text:style-name="T25">Binario a Decimal.</text:span></text:p>
      <text:p text:style-name="P30">Para convertir entre estas dos bases debemos:</text:p>
      <text:list xml:id="list3061502436" text:style-name="L3">
        <text:list-item>
          <text:p text:style-name="P61">Enumeraremos las posiciones de los dígitos que tiene nuestro binario comenzando por el 0 y de derecha a izquierda.</text:p>
        </text:list-item>
        <text:list-item>
          <text:p text:style-name="P61">Si encontramos que 1 es el digito que estamos leyendo entonces elevaremos el 2 a la potencia igual a la posición del nuestro numero.</text:p>
        </text:list-item>
        <text:list-item>
          <text:p text:style-name="P61">Sumamos todos los valores y tendremos nuestra conversión.</text:p>
        </text:list-item>
      </text:list>
      <text:p text:style-name="P31"><text:tab/><text:span text:style-name="T25">Decimal a Binario.</text:span></text:p>
      <text:p text:style-name="P31">Para convertir de decimal a binario: </text:p>
      <text:list xml:id="list4136739340" text:style-name="L4">
        <text:list-item>
          <text:p text:style-name="P62">Realizamos la división entera de nuestro decimal con 2</text:p>
        </text:list-item>
        <text:list-item>
          <text:p text:style-name="P63">Calculamos el modulo de nuestra operación. </text:p>
        </text:list-item>
        <text:list-item>
          <text:p text:style-name="P63">Volvemos a dividir nuestro numero con 2 hasta que nuestro numero sea menor a 2.</text:p>
        </text:list-item>
        <text:list-item>
          <text:p text:style-name="P63">Escribimos el cociente de nuestro ultimo resultado o el propio numero para posteriormente ir colocando los residuos de nuestras divisiones en orden inverso a como los calculamos, el primero que calculamos sera el ultimo digito</text:p>
        </text:list-item>
      </text:list>
      <text:p text:style-name="P41"><text:span text:style-name="T3"><text:tab/></text:span><text:span text:style-name="T12">Octal a Decimal.</text:span></text:p>
      <text:list xml:id="list3903745618" text:style-name="L5">
        <text:list-item>
          <text:p text:style-name="P70"><text:span text:style-name="T4">Enumeraremos las posiciones de los dígitos que tiene nuestro </text:span><text:span text:style-name="T5">octal</text:span><text:span text:style-name="T4"> comenzando por el 0 y de derecha a izquierda.</text:span></text:p>
        </text:list-item>
        <text:list-item>
          <text:p text:style-name="P72"><text:span text:style-name="T4">M</text:span><text:span text:style-name="T3">ultiplicaremos el numero que encontremos por 8 elevado a la posición de dicho digito.</text:span></text:p>
        </text:list-item>
        <text:list-item>
          <text:p text:style-name="P64">Sumamos todos los valores y la equivalencia sera ese resultado.</text:p>
        </text:list-item>
      </text:list>
      <text:p text:style-name="P41"><text:span text:style-name="T3"><text:tab/></text:span><text:span text:style-name="T12">Decimal a Octal.</text:span></text:p>
      <text:list xml:id="list2663575837" text:style-name="L6">
        <text:list-item>
          <text:p text:style-name="P75"><text:span text:style-name="T3">Realizamos la división entera de nuestro decimal con </text:span><text:span text:style-name="T5">8</text:span></text:p>
        </text:list-item>
        <text:list-item>
          <text:p text:style-name="P65">Calculamos el modulo de nuestra operación. </text:p>
        </text:list-item>
        <text:list-item>
          <text:p text:style-name="P65">Volvemos a dividir nuestro numero con 2 hasta que nuestro numero sea menor a 8.</text:p>
        </text:list-item>
        <text:list-item>
          <text:p text:style-name="P65">Escribimos el cociente de nuestro ultimo resultado o el propio numero para posteriormente ir colocando los residuos de nuestras divisiones en orden inverso a como los calculamos, el primero que calculamos sera el ultimo digito.</text:p>
        </text:list-item>
      </text:list>
      <text:p text:style-name="P41"><text:span text:style-name="T3"><text:tab/></text:span><text:span text:style-name="T13">Hexadecimal a Decimal.</text:span></text:p>
      <text:list xml:id="list2603880835" text:style-name="L7">
        <text:list-item>
          <text:p text:style-name="P71"><text:span text:style-name="T4">Enumeraremos las posiciones de los dígitos que tiene nuestro </text:span><text:span text:style-name="T6">hexadecimal </text:span><text:span text:style-name="T4">comenzando por el 0 y de derecha a izquierda.</text:span></text:p>
        </text:list-item>
        <text:list-item>
          <text:p text:style-name="P73"><text:span text:style-name="T4">M</text:span><text:span text:style-name="T3">ultiplicaremos el numero que encontremos por </text:span><text:span text:style-name="T6">16</text:span><text:span text:style-name="T3"> elevado a la posición de dicho digito </text:span><text:span text:style-name="T6">notando que A es 10,B es 11, C es 12, D es 13 E es 14 y F es 15</text:span><text:span text:style-name="T3">.</text:span></text:p>
        </text:list-item>
        <text:list-item>
          <text:p text:style-name="P66">Sumamos todos los valores y la equivalencia sera ese resultado.</text:p>
          <text:p text:style-name="P68"/>
          <text:p text:style-name="P68"/>
          <text:p text:style-name="P68"/>
          <text:p text:style-name="P69"><text:soft-page-break/>Decimal a Hexadecimal.</text:p>
        </text:list-item>
      </text:list>
      <text:list xml:id="list1496588857" text:style-name="L8">
        <text:list-item>
          <text:p text:style-name="P76"><text:span text:style-name="T3">Realizamos la división entera de nuestro decimal con </text:span><text:span text:style-name="T6">16</text:span></text:p>
        </text:list-item>
        <text:list-item>
          <text:p text:style-name="P67">Calculamos el modulo de nuestra operación. </text:p>
        </text:list-item>
        <text:list-item>
          <text:p text:style-name="P74"><text:span text:style-name="T3">Volvemos a dividir nuestro numero con 2 hasta que nuestro numero sea menor a </text:span><text:span text:style-name="T6">16</text:span><text:span text:style-name="T3">.</text:span></text:p>
        </text:list-item>
        <text:list-item>
          <text:p text:style-name="P67">Escribimos el cociente de nuestro ultimo resultado o el propio numero para posteriormente ir colocando los residuos de nuestras divisiones en orden inverso a como los calculamos, el primero que calculamos sera el ultimo digito.</text:p>
          <text:p text:style-name="P67"/>
        </text:list-item>
      </text:list>
      <text:p text:style-name="P29">Pseudocodigo.</text:p>
      <text:p text:style-name="P42"><text:span text:style-name="T3">INICIO </text:span><text:span text:style-name="T14">conversión de binario a decimal</text:span></text:p>
      <text:p text:style-name="P42"><text:span text:style-name="T3"><text:tab/></text:span><text:span text:style-name="T7">num: ENTERO</text:span></text:p>
      <text:p text:style-name="P37"><text:tab/>pot: ENTERO</text:p>
      <text:p text:style-name="P37"><text:tab/>logitud: ENTERO</text:p>
      <text:p text:style-name="P37"><text:tab/>binario[longitud]: CARACTER</text:p>
      <text:p text:style-name="P37"><text:tab/>i: ENTERO</text:p>
      <text:p text:style-name="P37"><text:tab/>PARA i← longitud HASTA 0 CON PASO -1 HACER</text:p>
      <text:p text:style-name="P37"><text:tab/><text:tab/>SI binario[longitud] = ‘1’ ENTONCES</text:p>
      <text:p text:style-name="P37"><text:tab/><text:tab/><text:tab/>num=num+2^pot</text:p>
      <text:p text:style-name="P37"><text:tab/><text:tab/>FIN SI</text:p>
      <text:p text:style-name="P37"><text:tab/>pot← pot + 1</text:p>
      <text:p text:style-name="P37"><text:tab/>ESCRIBIR “El numero decimal equivale a:”, num</text:p>
      <text:p text:style-name="P36">FIN</text:p>
      <text:p text:style-name="P35"/>
      <text:p text:style-name="P43"><text:span text:style-name="T3">INICIO </text:span><text:span text:style-name="T12">conversión de decimal a binario</text:span></text:p>
      <text:p text:style-name="P44"><text:span text:style-name="T3"><text:tab/></text:span><text:span text:style-name="T8">t: ENTERO</text:span></text:p>
      <text:p text:style-name="P38"><text:tab/>j:ENTERO</text:p>
      <text:p text:style-name="P38"><text:tab/>decimal: ENTERO</text:p>
      <text:p text:style-name="P38"><text:tab/>binario[]: CARACTER</text:p>
      <text:p text:style-name="P38"><text:tab/>HACER</text:p>
      <text:p text:style-name="P38"><text:tab/><text:tab/>t← decimal mod 2<text:tab/></text:p>
      <text:p text:style-name="P38"><text:tab/><text:tab/>decimal← decimal // 2</text:p>
      <text:p text:style-name="P38"><text:tab/><text:tab/>SI t=1 ENTONCES </text:p>
      <text:p text:style-name="P38"><text:tab/><text:tab/><text:tab/>binario← binario + ‘1’</text:p>
      <text:p text:style-name="P38"><text:tab/><text:tab/>SI NO ENTONCES</text:p>
      <text:p text:style-name="P39"><text:tab/><text:tab/><text:tab/>binario← binario + ‘0’</text:p>
      <text:p text:style-name="P39"><text:tab/><text:tab/>FIN SI</text:p>
      <text:p text:style-name="P39"><text:tab/>MIENTRAS <text:s/>decimal&lt;&gt;0</text:p>
      <text:p text:style-name="P45"><text:span text:style-name="T8"><text:tab/>PARA </text:span><text:span text:style-name="T9">j← logitud(binario)-</text:span><text:span text:style-name="T11">1 </text:span><text:span text:style-name="T9">HASTA 0 CON PASO -1 HACER</text:span></text:p>
      <text:p text:style-name="P40"><text:tab/><text:tab/>ESCRIBIR binario[j]</text:p>
      <text:p text:style-name="P40"><text:tab/>FIN PARA</text:p>
      <text:p text:style-name="P39">FIN</text:p>
      <text:p text:style-name="P32"><text:tab/><text:tab/></text:p>
      <text:p text:style-name="P33"><text:soft-page-break/>INICIO <text:span text:style-name="T25">conversión de octal a decimal.</text:span></text:p>
      <text:p text:style-name="P33"><text:tab/>decimal: ENTERO</text:p>
      <text:p text:style-name="P33"><text:tab/>longitud: ENTERO</text:p>
      <text:p text:style-name="P33"><text:tab/>i: ENTERO</text:p>
      <text:p text:style-name="P33"><text:tab/>octal[]:CARACTER</text:p>
      <text:p text:style-name="P33"><text:tab/>LEER octal </text:p>
      <text:p text:style-name="P33"><text:tab/>PARA <text:span text:style-name="T30">i</text:span>← 0 HASTA longitud CON PASO 1 HACER<text:line-break/><text:tab/><text:tab/>S<text:span text:style-name="T30">ELECCIONAR (octal[i[) EN</text:span></text:p>
      <text:p text:style-name="P33"><text:tab/><text:tab/><text:tab/><text:span text:style-name="T30">CASO ‘0’</text:span></text:p>
      <text:p text:style-name="P33"><text:tab/><text:tab/><text:tab/><text:tab/><text:span text:style-name="T30">i← i+1</text:span></text:p>
      <text:p text:style-name="P33"><text:tab/><text:tab/><text:tab/><text:span text:style-name="T30">CASO ‘1’</text:span></text:p>
      <text:p text:style-name="P33"><text:tab/><text:tab/><text:tab/><text:tab/><text:span text:style-name="T30">decimal← decimal + 1*8^i</text:span></text:p>
      <text:p text:style-name="P34"><text:tab/><text:tab/><text:tab/><text:tab/><text:span text:style-name="T30">i← i+1</text:span></text:p>
      <text:p text:style-name="P34"><text:tab/><text:tab/><text:tab/><text:span text:style-name="T30">CASO ‘2’ </text:span></text:p>
      <text:p text:style-name="P34"><text:tab/><text:tab/><text:tab/><text:tab/><text:span text:style-name="T30">decimal← decimal + 2*8^i</text:span></text:p>
      <text:p text:style-name="P34"><text:tab/><text:tab/><text:tab/><text:tab/><text:span text:style-name="T30">i← i+1</text:span><text:tab/><text:tab/><text:tab/><text:tab/></text:p>
      <text:p text:style-name="P34"><text:tab/><text:tab/><text:tab/> <text:span text:style-name="T30">CASO ‘3’</text:span></text:p>
      <text:p text:style-name="P34"><text:tab/><text:tab/><text:tab/><text:tab/><text:span text:style-name="T30">decimal← decimal + 3*8^i</text:span></text:p>
      <text:p text:style-name="P34"><text:tab/><text:tab/><text:tab/><text:tab/><text:span text:style-name="T30">i← i+1</text:span></text:p>
      <text:p text:style-name="P34"><text:tab/><text:tab/><text:tab/><text:span text:style-name="T30">CASO ‘4’ </text:span></text:p>
      <text:p text:style-name="P34"><text:tab/><text:tab/><text:tab/><text:tab/><text:span text:style-name="T30">decimal← decimal + 4*8^i</text:span></text:p>
      <text:p text:style-name="P34"><text:tab/><text:tab/><text:tab/><text:tab/><text:span text:style-name="T30">i← i+1</text:span></text:p>
      <text:p text:style-name="P34"><text:tab/><text:tab/><text:tab/><text:span text:style-name="T30">CASO ‘5’ </text:span></text:p>
      <text:p text:style-name="P34"><text:tab/><text:tab/><text:tab/><text:tab/><text:span text:style-name="T30">decimal← decimal + 5*8^i</text:span></text:p>
      <text:p text:style-name="P34"><text:tab/><text:tab/><text:tab/><text:tab/><text:span text:style-name="T30">i← i+1</text:span><text:tab/><text:tab/><text:tab/><text:tab/></text:p>
      <text:p text:style-name="P34"><text:tab/><text:tab/><text:tab/> <text:span text:style-name="T30">CASO ‘6’</text:span></text:p>
      <text:p text:style-name="P34"><text:tab/><text:tab/><text:tab/><text:tab/><text:span text:style-name="T30">decimal← decimal + 6*8^i</text:span></text:p>
      <text:p text:style-name="P34"><text:tab/><text:tab/><text:tab/><text:tab/><text:span text:style-name="T30">i← i+1</text:span></text:p>
      <text:p text:style-name="P34"><text:tab/><text:tab/><text:tab/><text:span text:style-name="T30">CASO ‘7’ </text:span></text:p>
      <text:p text:style-name="P34"><text:tab/><text:tab/><text:tab/><text:tab/><text:span text:style-name="T30">decimal← decimal + 7*8^i</text:span></text:p>
      <text:p text:style-name="P34"><text:tab/><text:tab/><text:tab/><text:tab/><text:span text:style-name="T30">i← i+1</text:span></text:p>
      <text:p text:style-name="P34"><text:tab/><text:tab/><text:span text:style-name="T30">FIN SELECCIONAR</text:span></text:p>
      <text:p text:style-name="P34"><text:tab/><text:tab/><text:span text:style-name="T31">ESCRIBIR decimal</text:span></text:p>
      <text:p text:style-name="P33">FIN</text:p>
      <text:p text:style-name="P7"/>
      <text:p text:style-name="P6"><text:soft-page-break/>INICIO <text:span text:style-name="T25">conversión de decimal a octal.</text:span></text:p>
      <text:p text:style-name="P8"><text:tab/>Octal[]: CARACTER</text:p>
      <text:p text:style-name="P8"><text:tab/>r, decimal, <text:span text:style-name="T32">longitud</text:span>: ENTERO</text:p>
      <text:p text:style-name="P8"><text:tab/>HACER</text:p>
      <text:p text:style-name="P8"><text:tab/><text:tab/><text:span text:style-name="T32">r← decimal mod 8</text:span></text:p>
      <text:p text:style-name="P8"><text:tab/><text:tab/><text:span text:style-name="T32">decimal← decimal // 8</text:span></text:p>
      <text:p text:style-name="P8"><text:tab/><text:tab/><text:span text:style-name="T32">SELECCIONAR (decimal) EN</text:span></text:p>
      <text:p text:style-name="P8"><text:tab/><text:tab/><text:tab/><text:span text:style-name="T32">CASO 0</text:span></text:p>
      <text:p text:style-name="P21"><text:tab/><text:tab/><text:tab/><text:tab/><text:span text:style-name="T32">octal← octal + ‘0’</text:span></text:p>
      <text:p text:style-name="P21"><text:tab/><text:tab/><text:tab/><text:span text:style-name="T32">CASO 1</text:span></text:p>
      <text:p text:style-name="P21"><text:tab/><text:tab/><text:tab/><text:tab/><text:span text:style-name="T32">octal← octal + ‘1’</text:span></text:p>
      <text:p text:style-name="P22"><text:tab/><text:tab/><text:tab/><text:span text:style-name="T19">CASO 2</text:span></text:p>
      <text:p text:style-name="P22"><text:tab/><text:tab/><text:tab/><text:tab/><text:span text:style-name="T32">octal← octal + ‘2’</text:span></text:p>
      <text:p text:style-name="P22"><text:tab/><text:tab/><text:tab/><text:span text:style-name="T32">CASO 3</text:span></text:p>
      <text:p text:style-name="P22"><text:tab/><text:tab/><text:tab/><text:tab/><text:span text:style-name="T32">octal← octal + ‘3’</text:span></text:p>
      <text:p text:style-name="P22"><text:tab/><text:tab/><text:tab/><text:span text:style-name="T32">CASO 4</text:span></text:p>
      <text:p text:style-name="P22"><text:tab/><text:tab/><text:tab/><text:tab/><text:span text:style-name="T32">octal← octal + ‘4’</text:span></text:p>
      <text:p text:style-name="P22"><text:tab/><text:tab/><text:tab/><text:span text:style-name="T19">CASO 5</text:span></text:p>
      <text:p text:style-name="P22"><text:tab/><text:tab/><text:tab/><text:tab/><text:span text:style-name="T32">octal← octal + ‘5’</text:span></text:p>
      <text:p text:style-name="P22"><text:tab/><text:tab/><text:tab/><text:span text:style-name="T32">CASO 6</text:span></text:p>
      <text:p text:style-name="P22"><text:tab/><text:tab/><text:tab/><text:tab/><text:span text:style-name="T32">octal← octal + ‘6’</text:span></text:p>
      <text:p text:style-name="P21"><text:tab/><text:tab/><text:tab/><text:span text:style-name="T32">CASO 7</text:span></text:p>
      <text:p text:style-name="P21"><text:tab/><text:tab/><text:tab/><text:tab/><text:span text:style-name="T32">octal← octal + ‘7’</text:span></text:p>
      <text:p text:style-name="P21"><text:tab/><text:tab/><text:span text:style-name="T32">FIN SELECCIONAR</text:span></text:p>
      <text:p text:style-name="P21"><text:tab/><text:span text:style-name="T32">MIENTRAS decimal &lt;&gt;0</text:span></text:p>
      <text:p text:style-name="P22"><text:tab/><text:span text:style-name="T15">PARA </text:span><text:span text:style-name="T16">j← logitud(</text:span><text:span text:style-name="T17">octal</text:span><text:span text:style-name="T16">)-</text:span><text:span text:style-name="T18">1</text:span><text:span text:style-name="T16"> HASTA 0 CON PASO -1 HACER</text:span></text:p>
      <text:p text:style-name="P46"><text:span text:style-name="T9"><text:tab/><text:tab/>ESCRIBIR </text:span><text:span text:style-name="T10">octal</text:span><text:span text:style-name="T9">[j]</text:span></text:p>
      <text:p text:style-name="P19"><text:tab/>FIN PARA</text:p>
      <text:p text:style-name="P21"><text:tab/><text:span text:style-name="T32">ESCRIBIR octal</text:span></text:p>
      <text:p text:style-name="P8">FIN</text:p>
      <text:p text:style-name="P8"/>
      <text:p text:style-name="P9">INICIO <text:span text:style-name="T25">conversión de hexadecimal a decimal.</text:span></text:p>
      <text:p text:style-name="P9"><text:tab/>Hexa[]: CARACTER</text:p>
      <text:p text:style-name="P9"><text:tab/>decimal: ENTERO</text:p>
      <text:p text:style-name="P9"><text:tab/>i: ENTERO</text:p>
      <text:p text:style-name="P9"><text:tab/><text:span text:style-name="T34">j:ENTERO</text:span></text:p>
      <text:p text:style-name="P9"><text:tab/>LEER hexa</text:p>
      <text:p text:style-name="P9"><text:tab/><text:span text:style-name="T33">longitud: ENTERO</text:span></text:p>
      <text:p text:style-name="P23"><text:span text:style-name="T20"><text:tab/></text:span><text:span text:style-name="T21">PARA </text:span><text:span text:style-name="T22">j</text:span><text:span text:style-name="T21">← longitud HASTA 0 CON PASO -1 HACER</text:span></text:p>
      <text:p text:style-name="P23"><text:span text:style-name="T21"><text:tab/><text:tab/>SELECCIONA (hexa[</text:span><text:span text:style-name="T22">j</text:span><text:span text:style-name="T21">]) EN</text:span></text:p>
      <text:p text:style-name="P11"><text:tab/><text:tab/><text:tab/>CASO ‘0’</text:p>
      <text:p text:style-name="P11"><text:tab/><text:tab/><text:tab/><text:tab/>i← i+1</text:p>
      <text:p text:style-name="P23"><text:span text:style-name="T21"><text:tab/><text:tab/><text:tab/></text:span><text:span text:style-name="T23">CASO ‘1’</text:span></text:p>
      <text:p text:style-name="P14"><text:tab/><text:tab/><text:tab/><text:tab/>decimal← decimal +16^i</text:p>
      <text:p text:style-name="P14"><text:tab/><text:tab/><text:tab/><text:tab/>i← i+1</text:p>
      <text:p text:style-name="P14"><text:tab/><text:tab/><text:tab/>CASO ‘2’ </text:p>
      <text:p text:style-name="P14"><text:tab/><text:tab/><text:tab/><text:tab/>decimal ← <text:s/>decimal + 2*16^i</text:p>
      <text:p text:style-name="P14"><text:tab/><text:tab/><text:tab/><text:tab/>i ← i + 1</text:p>
      <text:p text:style-name="P14"><text:soft-page-break/><text:tab/><text:tab/><text:tab/>CASO ‘3’</text:p>
      <text:p text:style-name="P14"><text:tab/><text:tab/><text:tab/><text:tab/>decimal ← <text:s/>decimal + 3*16^i</text:p>
      <text:p text:style-name="P14"><text:tab/><text:tab/><text:tab/><text:tab/>i ← i +1</text:p>
      <text:p text:style-name="P24"><text:span text:style-name="T23"><text:tab/><text:tab/><text:tab/></text:span><text:span text:style-name="T21">CASO ‘</text:span><text:span text:style-name="T23">4</text:span><text:span text:style-name="T21">’</text:span></text:p>
      <text:p text:style-name="P24"><text:span text:style-name="T21"><text:tab/><text:tab/><text:tab/><text:tab/></text:span><text:span text:style-name="T23">decimal ← decimal + 4*16^i</text:span></text:p>
      <text:p text:style-name="P12"><text:tab/><text:tab/><text:tab/><text:tab/>i← i+1</text:p>
      <text:p text:style-name="P24"><text:span text:style-name="T21"><text:tab/><text:tab/><text:tab/></text:span><text:span text:style-name="T23">CASO ‘5’</text:span></text:p>
      <text:p text:style-name="P15"><text:tab/><text:tab/><text:tab/><text:tab/>decimal← decimal + 5*16^i</text:p>
      <text:p text:style-name="P15"><text:tab/><text:tab/><text:tab/><text:tab/>i← i+1</text:p>
      <text:p text:style-name="P15"><text:tab/><text:tab/><text:tab/>CASO ‘6’ </text:p>
      <text:p text:style-name="P15"><text:tab/><text:tab/><text:tab/><text:tab/>decimal ← <text:s/>decimal + 6*16^i</text:p>
      <text:p text:style-name="P15"><text:tab/><text:tab/><text:tab/><text:tab/>i ← i + 1</text:p>
      <text:p text:style-name="P15"><text:tab/><text:tab/><text:tab/>CASO ‘7’</text:p>
      <text:p text:style-name="P15"><text:tab/><text:tab/><text:tab/><text:tab/>decimal ← <text:s/>decimal + 7*16^i</text:p>
      <text:p text:style-name="P15"><text:tab/><text:tab/><text:tab/><text:tab/>i ← i +1</text:p>
      <text:p text:style-name="P25"><text:span text:style-name="T23"><text:tab/><text:tab/><text:tab/>CASO ‘</text:span><text:span text:style-name="T24">8</text:span><text:span text:style-name="T23">’</text:span></text:p>
      <text:p text:style-name="P25"><text:span text:style-name="T23"><text:tab/><text:tab/><text:tab/><text:tab/>decimal← decimal + </text:span><text:span text:style-name="T24">8*</text:span><text:span text:style-name="T23">16^i</text:span></text:p>
      <text:p text:style-name="P16"><text:tab/><text:tab/><text:tab/><text:tab/>i← i+1</text:p>
      <text:p text:style-name="P25"><text:span text:style-name="T23"><text:tab/><text:tab/><text:tab/>CASO ‘</text:span><text:span text:style-name="T24">9</text:span><text:span text:style-name="T23">’ </text:span></text:p>
      <text:p text:style-name="P25"><text:span text:style-name="T23"><text:tab/><text:tab/><text:tab/><text:tab/>decimal ← <text:s/>decimal + </text:span><text:span text:style-name="T24">9</text:span><text:span text:style-name="T23">*16^i</text:span></text:p>
      <text:p text:style-name="P16"><text:tab/><text:tab/><text:tab/><text:tab/>i ← i + 1</text:p>
      <text:p text:style-name="P25"><text:span text:style-name="T23"><text:tab/><text:tab/><text:tab/>CASO ‘</text:span><text:span text:style-name="T24">A</text:span><text:span text:style-name="T23">’ </text:span><text:span text:style-name="T24">CASO ‘a’</text:span></text:p>
      <text:p text:style-name="P25"><text:span text:style-name="T23"><text:tab/><text:tab/><text:tab/><text:tab/>decimal ← <text:s/>decimal + </text:span><text:span text:style-name="T24">10</text:span><text:span text:style-name="T23">*16^i</text:span></text:p>
      <text:p text:style-name="P16"><text:tab/><text:tab/><text:tab/><text:tab/>i ← i +1</text:p>
      <text:p text:style-name="P25"><text:span text:style-name="T23"><text:tab/><text:tab/><text:tab/></text:span><text:span text:style-name="T21">CASO ‘</text:span><text:span text:style-name="T24">B</text:span><text:span text:style-name="T21">’ </text:span><text:span text:style-name="T24">CASO ‘b’</text:span></text:p>
      <text:p text:style-name="P25"><text:span text:style-name="T21"><text:tab/><text:tab/><text:tab/><text:tab/></text:span><text:span text:style-name="T23">decimal ← decimal + </text:span><text:span text:style-name="T24">11</text:span><text:span text:style-name="T23">*16^i</text:span></text:p>
      <text:p text:style-name="P13"><text:tab/><text:tab/><text:tab/><text:tab/>i← i+1</text:p>
      <text:p text:style-name="P25"><text:span text:style-name="T21"><text:tab/><text:tab/><text:tab/></text:span><text:span text:style-name="T23">CASO ‘</text:span><text:span text:style-name="T24">C</text:span><text:span text:style-name="T23">’ </text:span><text:span text:style-name="T24">CASO ‘c’</text:span></text:p>
      <text:p text:style-name="P25"><text:span text:style-name="T23"><text:tab/><text:tab/><text:tab/><text:tab/>decimal← decimal + </text:span><text:span text:style-name="T24">12</text:span><text:span text:style-name="T23">*16^i</text:span></text:p>
      <text:p text:style-name="P16"><text:tab/><text:tab/><text:tab/><text:tab/>i← i+1</text:p>
      <text:p text:style-name="P25"><text:span text:style-name="T23"><text:tab/><text:tab/><text:tab/>CASO ‘</text:span><text:span text:style-name="T24">D</text:span><text:span text:style-name="T23">’ </text:span><text:span text:style-name="T24">CASO ‘d’</text:span><text:span text:style-name="T23"> </text:span></text:p>
      <text:p text:style-name="P25"><text:span text:style-name="T23"><text:tab/><text:tab/><text:tab/><text:tab/>decimal ← <text:s/>decimal + </text:span><text:span text:style-name="T24">13</text:span><text:span text:style-name="T23">*16^i</text:span></text:p>
      <text:p text:style-name="P16"><text:tab/><text:tab/><text:tab/><text:tab/>i ← i + 1</text:p>
      <text:p text:style-name="P25"><text:span text:style-name="T23"><text:tab/><text:tab/><text:tab/>CASO ‘</text:span><text:span text:style-name="T24">E</text:span><text:span text:style-name="T23">’ </text:span><text:span text:style-name="T24">CASO ‘e’</text:span></text:p>
      <text:p text:style-name="P25"><text:span text:style-name="T23"><text:tab/><text:tab/><text:tab/><text:tab/>decimal ← <text:s/>decimal + </text:span><text:span text:style-name="T24">14</text:span><text:span text:style-name="T23">*16^i</text:span></text:p>
      <text:p text:style-name="P16"><text:tab/><text:tab/><text:tab/><text:tab/>i ← i +1</text:p>
      <text:p text:style-name="P25"><text:span text:style-name="T23"><text:tab/><text:tab/><text:tab/>CASO ‘</text:span><text:span text:style-name="T24">F</text:span><text:span text:style-name="T23">’ </text:span><text:span text:style-name="T24">CASO ‘f’</text:span></text:p>
      <text:p text:style-name="P25"><text:span text:style-name="T23"><text:tab/><text:tab/><text:tab/><text:tab/>decimal ← <text:s/>decimal + </text:span><text:span text:style-name="T24">15</text:span><text:span text:style-name="T23">*16^i</text:span></text:p>
      <text:p text:style-name="P16"><text:tab/><text:tab/><text:tab/><text:tab/>i ← i +1<text:tab/><text:tab/></text:p>
      <text:p text:style-name="P25"><text:span text:style-name="T23"><text:tab/><text:tab/></text:span><text:span text:style-name="T24">FIN SELECCIONA</text:span></text:p>
      <text:p text:style-name="P17"><text:tab/>FIN PARA</text:p>
      <text:p text:style-name="P17"><text:tab/>ESCRIBIR decimal</text:p>
      <text:p text:style-name="P9">FIN</text:p>
      <text:p text:style-name="P9"/>
      <text:p text:style-name="P10">INICIO <text:span text:style-name="T25">conversión de decimal a hexadecimal.</text:span></text:p>
      <text:p text:style-name="P18"><text:tab/> <text:span text:style-name="T35">t</text:span>: ENTERO</text:p>
      <text:p text:style-name="P18"><text:tab/><text:span text:style-name="T35">longitud: ENTERO</text:span></text:p>
      <text:p text:style-name="P18"><text:tab/>hexa[]: CARACTER</text:p>
      <text:p text:style-name="P18"><text:tab/>decimal: ENTERO</text:p>
      <text:p text:style-name="P18"><text:soft-page-break/><text:tab/>LEER decimal</text:p>
      <text:p text:style-name="P18"><text:tab/>HACER</text:p>
      <text:p text:style-name="P18"><text:tab/><text:tab/>t← decimal mod 16</text:p>
      <text:p text:style-name="P18"><text:tab/><text:tab/>num← num//16</text:p>
      <text:p text:style-name="P18"><text:tab/><text:tab/>SELECCIONA (t) EN </text:p>
      <text:p text:style-name="P18"><text:tab/><text:tab/><text:tab/>CASO 0</text:p>
      <text:p text:style-name="P18"><text:tab/><text:tab/><text:tab/><text:tab/>hexa + ‘0’</text:p>
      <text:p text:style-name="P18"><text:tab/><text:tab/><text:tab/>CASO 1 </text:p>
      <text:p text:style-name="P18"><text:tab/><text:tab/><text:tab/><text:tab/>hexa + ‘1’</text:p>
      <text:p text:style-name="P18"><text:tab/><text:tab/><text:tab/>CASO 2</text:p>
      <text:p text:style-name="P18"><text:tab/><text:tab/><text:tab/><text:tab/>hexa + ‘2’</text:p>
      <text:p text:style-name="P18"><text:tab/><text:tab/><text:tab/>CASO 3 </text:p>
      <text:p text:style-name="P18"><text:tab/><text:tab/><text:tab/><text:tab/>hexa + ‘3’</text:p>
      <text:p text:style-name="P18"><text:tab/><text:tab/><text:tab/>CASO 4</text:p>
      <text:p text:style-name="P18"><text:tab/><text:tab/><text:tab/><text:tab/>hexa + ‘4’</text:p>
      <text:p text:style-name="P18"><text:tab/><text:tab/><text:tab/>CASO 5 </text:p>
      <text:p text:style-name="P18"><text:tab/><text:tab/><text:tab/><text:tab/>hexa + ‘5’</text:p>
      <text:p text:style-name="P18"><text:tab/><text:tab/><text:tab/>CASO 6</text:p>
      <text:p text:style-name="P18"><text:tab/><text:tab/><text:tab/><text:tab/>hexa + ‘6’</text:p>
      <text:p text:style-name="P18"><text:tab/><text:tab/><text:tab/>CASO 7 </text:p>
      <text:p text:style-name="P18"><text:tab/><text:tab/><text:tab/><text:tab/>hexa + ‘7’</text:p>
      <text:p text:style-name="P18"><text:tab/><text:tab/><text:tab/>CASO 8 </text:p>
      <text:p text:style-name="P18"><text:tab/><text:tab/><text:tab/><text:tab/>hexa + ‘8’</text:p>
      <text:p text:style-name="P18"><text:tab/><text:tab/><text:tab/>CASO 9</text:p>
      <text:p text:style-name="P18"><text:tab/><text:tab/><text:tab/><text:tab/>hexa + ‘9’</text:p>
      <text:p text:style-name="P18"><text:tab/><text:tab/><text:tab/>CASO 10 </text:p>
      <text:p text:style-name="P18"><text:tab/><text:tab/><text:tab/><text:tab/>hexa + ‘A’</text:p>
      <text:p text:style-name="P18"><text:tab/><text:tab/><text:tab/>CASO 11</text:p>
      <text:p text:style-name="P18"><text:tab/><text:tab/><text:tab/><text:tab/>hexa + ‘B’</text:p>
      <text:p text:style-name="P18"><text:tab/><text:tab/><text:tab/>CASO 12 </text:p>
      <text:p text:style-name="P18"><text:tab/><text:tab/><text:tab/><text:tab/>hexa + ‘C’</text:p>
      <text:p text:style-name="P18"><text:tab/><text:tab/><text:tab/>CASO 13</text:p>
      <text:p text:style-name="P18"><text:tab/><text:tab/><text:tab/><text:tab/>hexa + ‘D’</text:p>
      <text:p text:style-name="P18"><text:tab/><text:tab/><text:tab/>CASO 14 </text:p>
      <text:p text:style-name="P18"><text:tab/><text:tab/><text:tab/><text:tab/>hexa + ‘E’</text:p>
      <text:p text:style-name="P18"><text:tab/><text:tab/><text:tab/>CASO 15</text:p>
      <text:p text:style-name="P18"><text:tab/><text:tab/><text:tab/><text:tab/>hexa + ‘F’</text:p>
      <text:p text:style-name="P18"><text:tab/><text:tab/><text:span text:style-name="T35">FIN SELECCIONA</text:span></text:p>
      <text:p text:style-name="P18"><text:tab/><text:span text:style-name="T35">MIENTRAS decimal &lt;&gt; 0</text:span></text:p>
      <text:p text:style-name="P18"><text:tab/><text:span text:style-name="T35">PARA j← longitud-1 HASTA 0 CON PASO -1 HACER</text:span></text:p>
      <text:p text:style-name="P18"><text:tab/><text:tab/><text:span text:style-name="T35">ESCRIBIR hexa[j]</text:span></text:p>
      <text:p text:style-name="P18"><text:tab/><text:span text:style-name="T35">FIN PARA</text:span></text:p>
      <text:p text:style-name="P18">FIN</text:p>
      <text:p text:style-name="P53"/>
      <text:p text:style-name="P53"/>
      <text:p text:style-name="P53"/>
      <text:p text:style-name="P53"/>
      <text:p text:style-name="P53"/>
      <text:p text:style-name="P53"/>
      <text:p text:style-name="P54"><text:soft-page-break/>INICIO <text:span text:style-name="T25">conversión de binario a octal.</text:span></text:p>
      <text:p text:style-name="P54"><text:tab/>Binario[]: CARACTER</text:p>
      <text:p text:style-name="P54"><text:tab/><text:span text:style-name="T36">num,i,</text:span><text:span text:style-name="T37">longitud</text:span><text:span text:style-name="T36">:ENTERO</text:span></text:p>
      <text:p text:style-name="P54"><text:tab/><text:span text:style-name="T36">num← 0</text:span></text:p>
      <text:p text:style-name="P54"><text:tab/><text:span text:style-name="T36">octal[]:CARACTER</text:span></text:p>
      <text:p text:style-name="P54"><text:tab/><text:span text:style-name="T36">LEER binario</text:span></text:p>
      <text:p text:style-name="P54"><text:tab/><text:span text:style-name="T37">LEER longitud</text:span></text:p>
      <text:p text:style-name="P54"><text:tab/><text:span text:style-name="T37">SUB PROCESO num← </text:span><text:span text:style-name="T26">conversión de </text:span><text:span text:style-name="T27">binario a decimal</text:span><text:span text:style-name="T37">(binario)</text:span></text:p>
      <text:p text:style-name="P54"><text:tab/><text:span text:style-name="T37">SUB PROCESO ocatal← </text:span><text:span text:style-name="T27">conversión de decimal a octal</text:span><text:span text:style-name="T37">(num)</text:span></text:p>
      <text:p text:style-name="P55"><text:tab/><text:span text:style-name="T35">PARA </text:span><text:span text:style-name="T37">i</text:span><text:span text:style-name="T35">← longitud-1 HASTA 0 CON PASO -1 HACER</text:span></text:p>
      <text:p text:style-name="P51"><text:tab/><text:tab/><text:span text:style-name="T35">ESCRIBIR </text:span><text:span text:style-name="T37">octal</text:span><text:span text:style-name="T35">[j]</text:span></text:p>
      <text:p text:style-name="P51"><text:tab/><text:span text:style-name="T35">FIN PARA</text:span></text:p>
      <text:p text:style-name="P54">FIN</text:p>
      <text:p text:style-name="P54"/>
      <text:p text:style-name="P57">INICIO <text:span text:style-name="T25">conversión de octal a binario.</text:span></text:p>
      <text:p text:style-name="P57"><text:tab/>Octal[]:CARACTER</text:p>
      <text:p text:style-name="P57"><text:tab/><text:span text:style-name="T39">binario[]:CARACTER</text:span></text:p>
      <text:p text:style-name="P57"><text:tab/>longitud,num,<text:span text:style-name="T38">i</text:span>: ENTERO</text:p>
      <text:p text:style-name="P57"><text:tab/>LEER octal</text:p>
      <text:p text:style-name="P57"><text:tab/>LEER longitud</text:p>
      <text:p text:style-name="P57"><text:tab/>SUB PROCESO num← <text:span text:style-name="T25">conversión de octal a decimal</text:span>(octal)</text:p>
      <text:p text:style-name="P57"><text:tab/><text:span text:style-name="T38">SUB PROCESO </text:span><text:span text:style-name="T39">binario</text:span><text:span text:style-name="T38">← </text:span><text:span text:style-name="T28">conversión decimal <text:s/>a </text:span><text:span text:style-name="T29">binario</text:span><text:span text:style-name="T38">(num)</text:span></text:p>
      <text:p text:style-name="P56"><text:tab/><text:span text:style-name="T35">PARA </text:span><text:span text:style-name="T37">i</text:span><text:span text:style-name="T35">← longitud-1 HASTA 0 CON PASO -1 HACER</text:span></text:p>
      <text:p text:style-name="P52"><text:tab/><text:tab/><text:span text:style-name="T35">ESCRIBIR </text:span><text:span text:style-name="T39">binario</text:span><text:span text:style-name="T35">[</text:span><text:span text:style-name="T39">i</text:span><text:span text:style-name="T35">]</text:span></text:p>
      <text:p text:style-name="P52"><text:tab/><text:span text:style-name="T35">FIN PARA</text:span></text:p>
      <text:p text:style-name="P57">FIN</text:p>
      <text:p text:style-name="P10"/>
      <text:p text:style-name="P10"><text:span text:style-name="T38">INICIO </text:span><text:span text:style-name="T28">conversión de hexadecimal a binario.</text:span></text:p>
      <text:p text:style-name="P59"><text:tab/><text:span text:style-name="T39">Hexa[]:CARACTER</text:span></text:p>
      <text:p text:style-name="P59"><text:tab/><text:span text:style-name="T39">longitud,num,i:ENTERO</text:span></text:p>
      <text:p text:style-name="P59"><text:tab/><text:span text:style-name="T39">binario[]:CARACTER</text:span></text:p>
      <text:p text:style-name="P59"><text:tab/><text:span text:style-name="T39">LEER hexa</text:span></text:p>
      <text:p text:style-name="P59"><text:tab/><text:span text:style-name="T39">LEER longitud</text:span></text:p>
      <text:p text:style-name="P59"><text:tab/><text:span text:style-name="T39">SUB PROCESO num← </text:span><text:span text:style-name="T29">conversión de hexadecimal a decimal</text:span><text:span text:style-name="T39">(hexa)</text:span></text:p>
      <text:p text:style-name="P59"><text:tab/><text:span text:style-name="T39">SUB PROCESP binario← </text:span><text:span text:style-name="T29">conversión de decimal a binario</text:span><text:span text:style-name="T39">(num)</text:span></text:p>
      <text:p text:style-name="P59"><text:tab/><text:span text:style-name="T39">PARA i← longitud-1 HASTA 0 CON PASO -1 HACER</text:span></text:p>
      <text:p text:style-name="P59"><text:tab/><text:tab/><text:span text:style-name="T39">ESCRIBIR binario[i]</text:span></text:p>
      <text:p text:style-name="P59"><text:tab/><text:span text:style-name="T39">FIN PARA</text:span></text:p>
      <text:p text:style-name="P59">FIN</text:p>
      <text:p text:style-name="P59"/>
      <text:p text:style-name="P60">INICIO <text:span text:style-name="T25">conversión de binario a hexadecimal.</text:span></text:p>
      <text:p text:style-name="P60"><text:tab/>Binario[]:CARACTER</text:p>
      <text:p text:style-name="P60"><text:tab/>hexa[]:CARACTER</text:p>
      <text:p text:style-name="P60"><text:tab/>longitud,num,i:ENTERO</text:p>
      <text:p text:style-name="P60"><text:tab/>LEER binario</text:p>
      <text:p text:style-name="P60"><text:tab/>LEER longitud</text:p>
      <text:p text:style-name="P60"><text:tab/>SUB PROCESO num ← <text:span text:style-name="T25">conversión de binario a decimal</text:span>(binario)</text:p>
      <text:p text:style-name="P60"><text:tab/>SUB PROCESO hexa← <text:span text:style-name="T25">conversión de decimal a hexadecimal</text:span>(num)</text:p>
      <text:p text:style-name="P60"><text:tab/>PARA i← longitud-1 HASTA 0 CON PASO -1 HACER</text:p>
      <text:p text:style-name="P60"><text:soft-page-break/><text:tab/><text:tab/>ESCRIBIR hexa[i]</text:p>
      <text:p text:style-name="P60"><text:tab/>FIN PARA</text:p>
      <text:p text:style-name="P60">F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19:40:58.938735123</meta:creation-date>
    <meta:editing-duration>PT1H33M</meta:editing-duration>
    <meta:editing-cycles>11</meta:editing-cycles>
    <meta:generator>LibreOffice/6.4.7.2$Linux_X86_64 LibreOffice_project/40$Build-2</meta:generator>
    <dc:date>2021-12-01T14:28:08.878093521</dc:date>
    <meta:document-statistic meta:table-count="0" meta:image-count="0" meta:object-count="0" meta:page-count="11" meta:paragraph-count="303" meta:word-count="1315" meta:character-count="7914" meta:non-whitespace-character-count="6308"/>
  </office:meta>
</office:document-meta>
</file>